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7E2000005CEDEDF2FE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664c46"/>
    </style:style>
    <style:style style:name="T10" style:family="text">
      <style:text-properties officeooo:rsid="00186d66"/>
    </style:style>
    <style:style style:name="T11" style:family="text">
      <style:text-properties officeooo:rsid="0019f5e0"/>
    </style:style>
    <style:style style:name="T12" style:family="text">
      <style:text-properties officeooo:rsid="0035efe0"/>
    </style:style>
    <style:style style:name="T13" style:family="text">
      <style:text-properties officeooo:rsid="00531d84"/>
    </style:style>
    <style:style style:name="T14" style:family="text">
      <style:text-properties officeooo:rsid="0061aaa8"/>
    </style:style>
    <style:style style:name="T15" style:family="text">
      <style:text-properties officeooo:rsid="00551475"/>
    </style:style>
    <style:style style:name="T16" style:family="text">
      <style:text-properties officeooo:rsid="004dda6e"/>
    </style:style>
    <style:style style:name="T17" style:family="text">
      <style:text-properties officeooo:rsid="0060cdbe"/>
    </style:style>
    <style:style style:name="T18" style:family="text">
      <style:text-properties officeooo:rsid="004c1da9"/>
    </style:style>
    <style:style style:name="T19" style:family="text">
      <style:text-properties fo:language="en" fo:country="US" officeooo:rsid="00551475"/>
    </style:style>
    <style:style style:name="T20" style:family="text">
      <style:text-properties fo:language="en" fo:country="US" officeooo:rsid="004c1da9"/>
    </style:style>
    <style:style style:name="T21" style:family="text">
      <style:text-properties officeooo:rsid="0055871f"/>
    </style:style>
    <style:style style:name="T22" style:family="text">
      <style:text-properties officeooo:rsid="00573d52"/>
    </style:style>
    <style:style style:name="T23" style:family="text">
      <style:text-properties officeooo:rsid="002649b2"/>
    </style:style>
    <style:style style:name="T24" style:family="text">
      <style:text-properties officeooo:rsid="0057ead5"/>
    </style:style>
    <style:style style:name="T25" style:family="text">
      <style:text-properties officeooo:rsid="0028290d"/>
    </style:style>
    <style:style style:name="T26" style:family="text">
      <style:text-properties officeooo:rsid="0059d082"/>
    </style:style>
    <style:style style:name="T27" style:family="text">
      <style:text-properties officeooo:rsid="0010a483"/>
    </style:style>
    <style:style style:name="T28" style:family="text">
      <style:text-properties officeooo:rsid="006344ab"/>
    </style:style>
    <style:style style:name="T29" style:family="text">
      <style:text-properties officeooo:rsid="00645e91"/>
    </style:style>
    <style:style style:name="T30" style:family="text">
      <style:text-properties officeooo:rsid="0038f506"/>
    </style:style>
    <style:style style:name="T31" style:family="text">
      <style:text-properties officeooo:rsid="005c00a9"/>
    </style:style>
    <style:style style:name="T32" style:family="text">
      <style:text-properties officeooo:rsid="0045044b"/>
    </style:style>
    <style:style style:name="T33" style:family="text">
      <style:text-properties officeooo:rsid="00112fcc"/>
    </style:style>
    <style:style style:name="T34" style:family="text">
      <style:text-properties officeooo:rsid="001570ad"/>
    </style:style>
    <style:style style:name="T35" style:family="text">
      <style:text-properties officeooo:rsid="0011aa1f"/>
    </style:style>
    <style:style style:name="T36" style:family="text">
      <style:text-properties officeooo:rsid="0012cbfe"/>
    </style:style>
    <style:style style:name="T37" style:family="text">
      <style:text-properties officeooo:rsid="00467e7d"/>
    </style:style>
    <style:style style:name="T38" style:family="text">
      <style:text-properties officeooo:rsid="001461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517cm" draw:z-index="3"><draw:image xlink:href="Pictures/10000001000007E2000005CEDEDF2FE7.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8"><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10"><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4"><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text:span text:style-name="T9">2</text:span>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10">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ships on the way back.</text:p>
            <text:p text:style-name="P20"><text:soft-page-break/>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5"><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6"><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1">sweeper</text:span> to a sector or planet. On its way, it will remove all mines in the sectors it flies through at the speed of light. If the mine<text:span text:style-name="T11">sweeper</text:span>'s destination is a sector, it turns around and flies back to the starting planet at twice the speed of light. On the way back, the mine<text:span text:style-name="T11">sweeper</text:span> does not clear any mines.</text:p>
            <text:p text:style-name="P19">You can transfer mine<text:span text:style-name="T11">sweepers</text:span> to one of your planets at twice the speed of light. The min<text:span text:style-name="T11">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2">450</text:span> ships. On the planet you can have up to <text:span text:style-name="T12">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3">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3">The c</text:span>ombat <text:span text:style-name="T13">s</text:span>trength increases the defense power of the planet and <text:span text:style-name="T14">the attack power </text:span>of <text:span text:style-name="T13">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5">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6">fight</text:span>: 100 ships<text:line-break/>Defender before <text:span text:style-name="T16">fight</text:span>: 75 ships</text:p>
      <text:p text:style-name="P23">Attacker after <text:span text:style-name="T16">fight</text:span>: 100 - <text:s/>75 = 25 ships<text:line-break/>Defender after <text:span text:style-name="T16">fight</text:span>: <text:s/>75 - 100 &lt; <text:s/>0 --&gt; <text:span text:style-name="T17">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8">strength</text:span><text:bookmark-end text:name="__RefHeading___Toc3002_3556154232"/></text:h>
      <text:p text:style-name="P29"><text:span text:style-name="T2">All planets have a combat strength of 100% at the start of the game. You can increase the combat strength of your planets to 150% and 200%. When you launch an attack, your battleships receive the combat </text:span><text:span text:style-name="T19">strength</text:span><text:span text:style-name="T2"> of the starting planet. The defender receives the combat </text:span><text:span text:style-name="T19">strength</text:span><text:span text:style-name="T2">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oft-page-break/><text:span text:style-name="T2">During </text:span><text:span text:style-name="T20">move</text:span><text:span text:style-name="T2"> input, you can use the </text:span><text:span text:style-name="T20">fight</text:span><text:span text:style-name="T2">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1">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2">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3">mission</text:span>/transfer), etc. are visible to all players as soon as they are on the move, but not the combat <text:span text:style-name="T24">strength</text:span> of <text:span text:style-name="T23">battle</text:span>ships. In addition, all players can see where minefields and the black hole are located and how many <text:span text:style-name="T23">battle</text:span>ships are present on which planets.</text:p>
      <text:p text:style-name="P10">Only the owners of the planets can see their production data, the number of defensive battleships, the $ supply, <text:span text:style-name="T25">the combat </text:span><text:span text:style-name="T26">strength</text:span><text:span text:style-name="T25">,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517cm" draw:z-index="9"><draw:image xlink:href="Pictures/10000001000007E2000005CEDEDF2FE7.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high score list: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High score list on the VEGA server: View the high score list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text:soft-page-break/>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27">settings</text:span>: <text:span text:style-name="T27">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 If you choose "Infinite", play until there is only one player left.</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28">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29">the combat strength, </text:span>the $ supplies and space<text:soft-page-break/>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0">Fight</text:span> simulation: Here you can try out VEGA's <text:span text:style-name="T31">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2">You can get the latest VEGA build</text:span> <text:a xlink:type="simple" xlink:href="https://github.com/spielwitz/vega/tree/master/release" text:style-name="Internet_20_link" text:visited-style-name="Visited_20_Internet_20_Link"><text:span text:style-name="T32">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text:soft-page-break/>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text:soft-page-break/>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3">"</text:span>Settings &gt; VEGA <text:span text:style-name="T33">s</text:span>erver <text:span text:style-name="T33">s</text:span>ettings<text:span text:style-name="T33">"</text:span> in the menu. When you start it for the first time, you have to assign a password for <text:span text:style-name="T33">credentials</text:span>. First import the admin <text:span text:style-name="T33">credentials</text:span> under <text:span text:style-name="T33">"Credentials</text:span> &gt; + &gt; Active user from a file<text:span text:style-name="T33">"</text:span>. These were written to the <text:span text:style-name="T33">file </text:span>"_ADMIN_[ServerUrl]_[ServerPort]" in<text:span text:style-name="T33">side</text:span> the "ServerData" directory when setting up the VEGA server.</text:p>
      <text:p text:style-name="P10">In the "Server <text:span text:style-name="T33">administration</text:span>" tab you will find information about the server. There you can also <text:span text:style-name="T34">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text:soft-page-break/>As an admin, navigate to the menu list in the Vega.jar program to "Settings &gt; VEGA <text:span text:style-name="T35">s</text:span>erver <text:span text:style-name="T35">s</text:span>ettings &gt; Server <text:span text:style-name="T35">administration</text:span>". There you click the "Create new user" button and enter the new user's data. Then select "<text:span text:style-name="T3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6">dialog </text:span>you can change the name and email of users, but not their user ID.</text:p>
      <text:p text:style-name="P10">If a user <text:span text:style-name="T36">his server</text:span> credentials, select the <text:span text:style-name="T36">"</text:span>Renew credentials<text:span text:style-name="T36">"</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6">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7">T</text:span>he VEGA Server stores its user and game data in subdirectories of the "<text:span text:style-name="T37">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8">s</text:span>erver <text:span text:style-name="T38">s</text:span>ettings". Please see the email you received from the server admin for specific instructions.</text:p>
      <text:p text:style-name="P10"><text:soft-page-break/>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8">host</text:span>. He is always the first player in the player list. Only the game <text:span text:style-name="T38">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38">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2" draw:name="Grafik3" text:anchor-type="paragraph" svg:width="14.034cm" svg:height="8.931cm" draw:z-index="2"><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50"><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4T18:06:02.408744733</dc:date>
    <meta:editing-duration>P19DT11H22M44S</meta:editing-duration>
    <meta:editing-cycles>1699</meta:editing-cycles>
    <meta:generator>LibreOffice/24.8.2.1$MacOSX_AARCH64 LibreOffice_project/0f794b6e29741098670a3b95d60478a65d05ef13</meta:generator>
    <meta:print-date>2024-11-26T15:25:46.090116488</meta:print-date>
    <meta:printed-by>PDF-Dateien</meta:printed-by>
    <meta:document-statistic meta:table-count="3" meta:image-count="13" meta:object-count="0" meta:page-count="22" meta:paragraph-count="401" meta:word-count="7705" meta:character-count="44844" meta:non-whitespace-character-count="36643"/>
  </office:meta>
</office:document-meta>
</file>